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3" style:family="paragraph" style:parent-style-name="Standard">
      <style:paragraph-properties fo:margin-top="0cm" fo:margin-bottom="0.254cm" style:contextual-spacing="false" fo:text-align="start" style:justify-single-word="false"/>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5"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6" style:family="paragraph" style:parent-style-name="Standard">
      <style:text-properties style:font-name="Liberation Sans1" fo:font-size="9pt" fo:font-weight="bold" style:font-size-asian="9pt" style:font-weight-asian="bold" style:font-size-complex="9pt" style:font-weight-complex="bold"/>
    </style:style>
    <style:style style:name="P7"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8" style:family="paragraph" style:parent-style-name="Standard">
      <style:text-properties style:font-name="Liberation Sans1" fo:font-size="9pt" style:font-size-asian="9pt" style:font-size-complex="9pt"/>
    </style:style>
    <style:style style:name="P9" style:family="paragraph" style:parent-style-name="Standard">
      <style:paragraph-properties fo:margin-top="0cm" fo:margin-bottom="0cm" style:contextual-spacing="false" fo:line-height="100%"/>
      <style:text-properties style:font-name="Liberation Sans1"/>
    </style:style>
    <style:style style:name="P10"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11"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12"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5"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7"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8"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24"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5"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6"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4" style:family="paragraph" style:parent-style-name="Table_20_Contents">
      <style:text-properties style:font-name="Liberation Sans1" fo:font-size="11pt" style:font-size-asian="11pt" style:font-size-complex="11pt"/>
    </style:style>
    <style:style style:name="P35"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9" style:family="paragraph" style:parent-style-name="Table_20_Contents">
      <style:text-properties style:font-name="Arial1" fo:font-size="14pt" style:font-size-asian="14pt" style:font-size-complex="14pt"/>
    </style:style>
    <style:style style:name="P40"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1"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2"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3"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4"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6" style:family="paragraph" style:parent-style-name="Heading_20_2">
      <style:text-properties style:font-name="Liberation Sans1"/>
    </style:style>
    <style:style style:name="P47" style:family="paragraph" style:parent-style-name="Heading_20_2">
      <style:paragraph-properties fo:text-align="center" style:justify-single-word="false"/>
      <style:text-properties style:font-name="Liberation Sans1"/>
    </style:style>
    <style:style style:name="P48"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49"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50"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1" style:family="paragraph" style:parent-style-name="Standard">
      <style:paragraph-properties fo:margin-top="0cm" fo:margin-bottom="0.254cm" style:contextual-spacing="false" fo:text-align="center" style:justify-single-word="false"/>
      <style:text-properties style:font-name="Calibri1" fo:font-size="10pt" style:text-underline-style="none" fo:font-weight="bold" officeooo:paragraph-rsid="00149e00" style:font-size-asian="10pt" style:font-weight-asian="bold" style:font-size-complex="10pt" style:font-weight-complex="bold"/>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officeooo:rsid="00149e00"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Liberation Sans1" fo:font-size="9pt" fo:font-weight="bold" style:font-size-asian="9pt" style:font-weight-asian="bold" style:font-size-complex="9pt" style:font-weight-complex="bold"/>
    </style:style>
    <style:style style:name="T22" style:family="text">
      <style:text-properties style:font-name="Liberation Sans1" fo:font-size="8pt" style:text-underline-style="none" fo:font-weight="bold" style:font-size-asian="8pt" style:font-weight-asian="bold" style:font-size-complex="8pt" style:font-weight-complex="bold"/>
    </style:style>
    <style:style style:name="T23"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4"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5" style:family="text">
      <style:text-properties fo:font-size="12pt" style:font-name-asian="DejaVu Sans2" style:font-size-asian="12pt" style:font-name-complex="Arial3" style:font-size-complex="12pt"/>
    </style:style>
    <style:style style:name="T26" style:family="text">
      <style:text-properties fo:font-size="20pt" fo:font-weight="bold" style:font-size-asian="20pt" style:font-weight-asian="bold" style:font-name-complex="Calibri2" style:font-size-complex="20pt"/>
    </style:style>
    <style:style style:name="T2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8"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29"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0"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89706992" text:id="ct89706992">
          <text:insertion>
            <office:change-info>
              <dc:creator>Unknown Author</dc:creator>
              <dc:date>2013-01-21T12:13:00</dc:date>
            </office:change-info>
          </text:insertion>
        </text:changed-region>
        <text:changed-region xml:id="ct89707424" text:id="ct89707424">
          <text:insertion>
            <office:change-info>
              <dc:creator>Unknown Author</dc:creator>
              <dc:date>2013-01-21T12:14:00</dc:date>
            </office:change-info>
          </text:insertion>
        </text:changed-region>
        <text:changed-region xml:id="ct74775984" text:id="ct74775984">
          <text:insertion>
            <office:change-info>
              <dc:creator>Unknown Author</dc:creator>
              <dc:date>2013-01-21T12:14:00</dc:date>
            </office:change-info>
          </text:insertion>
        </text:changed-region>
        <text:changed-region xml:id="ct92342960" text:id="ct92342960">
          <text:insertion>
            <office:change-info>
              <dc:creator>Vlad Orlenko</dc:creator>
              <dc:date>2012-10-14T20:51:00</dc:date>
            </office:change-info>
          </text:insertion>
        </text:changed-region>
        <text:changed-region xml:id="ct92436096" text:id="ct92436096">
          <text:insertion>
            <office:change-info>
              <dc:creator>Unknown Author</dc:creator>
              <dc:date>2013-07-23T17:39:00</dc:date>
            </office:change-info>
          </text:insertion>
        </text:changed-region>
        <text:changed-region xml:id="ct88622832" text:id="ct88622832">
          <text:insertion>
            <office:change-info>
              <dc:creator>Vlad Orlenko</dc:creator>
              <dc:date>2012-10-14T20:52:00</dc:date>
            </office:change-info>
          </text:insertion>
        </text:changed-region>
        <text:changed-region xml:id="ct72223296" text:id="ct72223296">
          <text:insertion>
            <office:change-info>
              <dc:creator>Vlad Orlenko</dc:creator>
              <dc:date>2012-10-14T20:52:00</dc:date>
            </office:change-info>
          </text:insertion>
        </text:changed-region>
        <text:changed-region xml:id="ct93443648" text:id="ct93443648">
          <text:insertion>
            <office:change-info>
              <dc:creator>Vlad Orlenko</dc:creator>
              <dc:date>2012-10-15T06:08:00</dc:date>
            </office:change-info>
          </text:insertion>
        </text:changed-region>
        <text:changed-region xml:id="ct74832448" text:id="ct74832448">
          <text:insertion>
            <office:change-info>
              <dc:creator>Vlad Orlenko</dc:creator>
              <dc:date>2012-10-15T06:08:00</dc:date>
            </office:change-info>
          </text:insertion>
        </text:changed-region>
        <text:changed-region xml:id="ct93444416" text:id="ct93444416">
          <text:insertion>
            <office:change-info>
              <dc:creator>Vlad Orlenko</dc:creator>
              <dc:date>2012-10-15T06:08:00</dc:date>
            </office:change-info>
          </text:insertion>
        </text:changed-region>
        <text:changed-region xml:id="ct92343152" text:id="ct92343152">
          <text:insertion>
            <office:change-info>
              <dc:creator>Vlad Orlenko</dc:creator>
              <dc:date>2012-10-15T06:08:00</dc:date>
            </office:change-info>
          </text:insertion>
        </text:changed-region>
        <text:changed-region xml:id="ct92436576" text:id="ct92436576">
          <text:insertion>
            <office:change-info>
              <dc:creator>Vlad Orlenko</dc:creator>
              <dc:date>2012-10-15T06:08:00</dc:date>
            </office:change-info>
          </text:insertion>
        </text:changed-region>
        <text:changed-region xml:id="ct92437312" text:id="ct92437312">
          <text:insertion>
            <office:change-info>
              <dc:creator>Vlad Orlenko</dc:creator>
              <dc:date>2012-10-15T06:08:00</dc:date>
            </office:change-info>
          </text:insertion>
        </text:changed-region>
        <text:changed-region xml:id="ct75337312" text:id="ct75337312">
          <text:insertion>
            <office:change-info>
              <dc:creator>Vlad Orlenko</dc:creator>
              <dc:date>2013-01-28T12:51:00</dc:date>
            </office:change-info>
          </text:insertion>
        </text:changed-region>
        <text:changed-region xml:id="ct74777248" text:id="ct74777248">
          <text:insertion>
            <office:change-info>
              <dc:creator>Vlad Orlenko</dc:creator>
              <dc:date>2012-10-15T06:08:00</dc:date>
            </office:change-info>
          </text:insertion>
        </text:changed-region>
        <text:changed-region xml:id="ct86052336" text:id="ct86052336">
          <text:insertion>
            <office:change-info>
              <dc:creator>Vlad Orlenko</dc:creator>
              <dc:date>2013-02-09T06:48:00</dc:date>
            </office:change-info>
          </text:insertion>
        </text:changed-region>
        <text:changed-region xml:id="ct89707888" text:id="ct89707888">
          <text:insertion>
            <office:change-info>
              <dc:creator>Vlad Orlenko</dc:creator>
              <dc:date>2013-02-09T06:48:00</dc:date>
            </office:change-info>
          </text:insertion>
        </text:changed-region>
        <text:changed-region xml:id="ct78178144" text:id="ct78178144">
          <text:insertion>
            <office:change-info>
              <dc:creator>Vlad Orlenko</dc:creator>
              <dc:date>2013-02-09T06:48:00</dc:date>
            </office:change-info>
          </text:insertion>
        </text:changed-region>
        <text:changed-region xml:id="ct92342480" text:id="ct92342480">
          <text:insertion>
            <office:change-info>
              <dc:creator>Vlad Orlenko</dc:creator>
              <dc:date>2013-01-31T16:18:00</dc:date>
            </office:change-info>
          </text:insertion>
        </text:changed-region>
        <text:changed-region xml:id="ct93445200" text:id="ct93445200">
          <text:insertion>
            <office:change-info>
              <dc:creator>Vlad Orlenko</dc:creator>
              <dc:date>2013-01-31T16:07:00</dc:date>
            </office:change-info>
          </text:insertion>
        </text:changed-region>
        <text:changed-region xml:id="ct90047040" text:id="ct90047040">
          <text:insertion>
            <office:change-info>
              <dc:creator>Vlad Orlenko</dc:creator>
              <dc:date>2012-11-01T16:09:00</dc:date>
            </office:change-info>
          </text:insertion>
        </text:changed-region>
        <text:changed-region xml:id="ct92275040" text:id="ct92275040">
          <text:insertion>
            <office:change-info>
              <dc:creator>Vlad Orlenko</dc:creator>
              <dc:date>2012-11-01T16:51:00</dc:date>
            </office:change-info>
          </text:insertion>
        </text:changed-region>
        <text:changed-region xml:id="ct92747488" text:id="ct92747488">
          <text:insertion>
            <office:change-info>
              <dc:creator>Vlad Orlenko</dc:creator>
              <dc:date>2013-01-21T23:02:00</dc:date>
            </office:change-info>
          </text:insertion>
        </text:changed-region>
        <text:changed-region xml:id="ct89968384" text:id="ct89968384">
          <text:insertion>
            <office:change-info>
              <dc:creator>Vlad Orlenko</dc:creator>
              <dc:date>2012-11-01T16:56:00</dc:date>
            </office:change-info>
          </text:insertion>
        </text:changed-region>
        <text:changed-region xml:id="ct89437424" text:id="ct89437424">
          <text:insertion>
            <office:change-info>
              <dc:creator>Vlad Orlenko</dc:creator>
              <dc:date>2013-01-28T12:54:00</dc:date>
            </office:change-info>
          </text:insertion>
        </text:changed-region>
        <text:changed-region xml:id="ct89436928" text:id="ct89436928">
          <text:insertion>
            <office:change-info>
              <dc:creator>Vlad Orlenko</dc:creator>
              <dc:date>2013-01-28T12:54:00</dc:date>
            </office:change-info>
          </text:insertion>
        </text:changed-region>
        <text:changed-region xml:id="ct89727712" text:id="ct89727712">
          <text:insertion>
            <office:change-info>
              <dc:creator>Vlad Orlenko</dc:creator>
              <dc:date>2012-11-01T16:57:00</dc:date>
            </office:change-info>
          </text:insertion>
        </text:changed-region>
        <text:changed-region xml:id="ct89594096" text:id="ct89594096">
          <text:insertion>
            <office:change-info>
              <dc:creator>Vlad Orlenko</dc:creator>
              <dc:date>2012-11-01T17:05:00</dc:date>
            </office:change-info>
          </text:insertion>
        </text:changed-region>
        <text:changed-region xml:id="ct89001024" text:id="ct89001024">
          <text:insertion>
            <office:change-info>
              <dc:creator>Vlad Orlenko</dc:creator>
              <dc:date>2012-11-01T17:06:00</dc:date>
            </office:change-info>
          </text:insertion>
        </text:changed-region>
        <text:changed-region xml:id="ct89456720" text:id="ct89456720">
          <text:insertion>
            <office:change-info>
              <dc:creator>Vlad Orlenko</dc:creator>
              <dc:date>2013-01-28T12:58:00</dc:date>
            </office:change-info>
          </text:insertion>
        </text:changed-region>
        <text:changed-region xml:id="ct78172528" text:id="ct78172528">
          <text:insertion>
            <office:change-info>
              <dc:creator>Vlad Orlenko</dc:creator>
              <dc:date>2013-01-28T12:58:00</dc:date>
            </office:change-info>
          </text:insertion>
        </text:changed-region>
        <text:changed-region xml:id="ct75510960" text:id="ct75510960">
          <text:insertion>
            <office:change-info>
              <dc:creator>Vlad Orlenko</dc:creator>
              <dc:date>2012-11-01T16:59:00</dc:date>
            </office:change-info>
          </text:insertion>
        </text:changed-region>
        <text:changed-region xml:id="ct86057936" text:id="ct86057936">
          <text:insertion>
            <office:change-info>
              <dc:creator>Vlad Orlenko</dc:creator>
              <dc:date>2012-11-01T16:59:00</dc:date>
            </office:change-info>
          </text:insertion>
        </text:changed-region>
        <text:changed-region xml:id="ct89000416" text:id="ct89000416">
          <text:insertion>
            <office:change-info>
              <dc:creator>Vlad Orlenko</dc:creator>
              <dc:date>2013-01-28T14:20:00</dc:date>
            </office:change-info>
          </text:insertion>
        </text:changed-region>
        <text:changed-region xml:id="ct89889392" text:id="ct89889392">
          <text:insertion>
            <office:change-info>
              <dc:creator>Vlad Orlenko</dc:creator>
              <dc:date>2013-01-28T14:20:00</dc:date>
            </office:change-info>
          </text:insertion>
        </text:changed-region>
        <text:changed-region xml:id="ct92843888" text:id="ct92843888">
          <text:insertion>
            <office:change-info>
              <dc:creator>Vlad Orlenko</dc:creator>
              <dc:date>2012-11-01T17:09:00</dc:date>
            </office:change-info>
          </text:insertion>
        </text:changed-region>
        <text:changed-region xml:id="ct75511744" text:id="ct75511744">
          <text:insertion>
            <office:change-info>
              <dc:creator>Vlad Orlenko</dc:creator>
              <dc:date>2012-11-01T17:09:00</dc:date>
            </office:change-info>
          </text:insertion>
        </text:changed-region>
        <text:changed-region xml:id="ct92799312" text:id="ct92799312">
          <text:insertion>
            <office:change-info>
              <dc:creator>Vlad Orlenko</dc:creator>
              <dc:date>2013-01-28T14:20:00</dc:date>
            </office:change-info>
          </text:insertion>
        </text:changed-region>
        <text:changed-region xml:id="ct90074272" text:id="ct90074272">
          <text:insertion>
            <office:change-info>
              <dc:creator>Vlad Orlenko</dc:creator>
              <dc:date>2012-11-01T17:10:00</dc:date>
            </office:change-info>
          </text:insertion>
        </text:changed-region>
        <text:changed-region xml:id="ct78171616" text:id="ct78171616">
          <text:insertion>
            <office:change-info>
              <dc:creator>Unknown Author</dc:creator>
              <dc:date>2013-02-21T20:57:00</dc:date>
            </office:change-info>
          </text:insertion>
        </text:changed-region>
        <text:changed-region xml:id="ct92799664" text:id="ct92799664">
          <text:insertion>
            <office:change-info>
              <dc:creator>Vlad Orlenko</dc:creator>
              <dc:date>2012-11-01T17:10:00</dc:date>
            </office:change-info>
          </text:insertion>
        </text:changed-region>
        <text:changed-region xml:id="ct89890384" text:id="ct89890384">
          <text:insertion>
            <office:change-info>
              <dc:creator>Vlad Orlenko</dc:creator>
              <dc:date>2012-11-01T16:44:00</dc:date>
            </office:change-info>
          </text:insertion>
        </text:changed-region>
        <text:changed-region xml:id="ct89728544" text:id="ct89728544">
          <text:insertion>
            <office:change-info>
              <dc:creator>Vlad Orlenko</dc:creator>
              <dc:date>2012-11-01T17:13:00</dc:date>
            </office:change-info>
          </text:insertion>
        </text:changed-region>
        <text:changed-region xml:id="ct74891008" text:id="ct7489100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 text:c="4"/>Membership Renewal Form</text:h>
      <text:h text:style-name="P47" text:outline-level="2">BC Association of Family Resource Programs</text:h>
      <text:h text:style-name="P48"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9"><text:change-start text:change-id="ct89706992"/>member.agency<text:change-end text:change-id="ct89706992"/></text:p>
          </table:table-cell>
          <table:table-cell table:style-name="Table3.B1" office:value-type="string">
            <text:p text:style-name="P25">Membership Number:</text:p>
          </table:table-cell>
          <table:table-cell table:style-name="Table3.C1" office:value-type="string">
            <text:p text:style-name="P25"><text:change-start text:change-id="ct89707424"/>member.memnum<text:change-end text:change-id="ct89707424"/></text:p>
          </table:table-cell>
        </table:table-row>
        <table:table-row>
          <table:covered-table-cell/>
          <table:table-cell table:style-name="Table3.A1" office:value-type="string">
            <text:p text:style-name="P26">Renewal Date:</text:p>
          </table:table-cell>
          <table:table-cell table:style-name="Table3.A1" office:value-type="string">
            <text:p text:style-name="P26"><text:change-start text:change-id="ct74775984"/>member.formatted_renewal_date<text:change-end text:change-id="ct74775984"/></text:p>
          </table:table-cell>
        </table:table-row>
      </table:table>
      <text:p text:style-name="P23"/>
      <text:p text:style-name="P22"><text:span text:style-name="T2">Physical Address</text:span>: <text:span text:style-name="T4"><text:s/></text:span><text:change-start text:change-id="ct92342960"/><text:span text:style-name="T4">member.street</text:span><text:change-end text:change-id="ct92342960"/><text:span text:style-name="T4">, </text:span><text:change-start text:change-id="ct92436096"/><text:span text:style-name="T4">member.city</text:span><text:change-end text:change-id="ct92436096"/><text:span text:style-name="T4">, </text:span><text:change-start text:change-id="ct88622832"/><text:span text:style-name="T4">member.province</text:span><text:change-end text:change-id="ct88622832"/><text:span text:style-name="T4"><text:tab/></text:span><text:span text:style-name="T8"> </text:span><text:span text:style-name="T2">P</text:span><text:span text:style-name="T9">ostal Code: </text:span><text:span text:style-name="T4"><text:s/></text:span><text:change-start text:change-id="ct72223296"/><text:span text:style-name="T4">member.postal_code</text:span><text:change-end text:change-id="ct72223296"/><text:span text:style-name="T4"> <text:tab/></text:span></text:p>
      <text:p text:style-name="P24"><text:span text:style-name="T2">Phone</text:span>:<text:span text:style-name="T8"> </text:span><text:span text:style-name="T4"><text:s text:c="2"/></text:span><text:change-start text:change-id="ct93443648"/><text:span text:style-name="T4">member.phone</text:span><text:change-end text:change-id="ct93443648"/><text:span text:style-name="T4"> <text:tab/></text:span><text:span text:style-name="T8"> </text:span><text:span text:style-name="T2">Fax</text:span>:<text:span text:style-name="T4"> <text:s text:c="2"/></text:span><text:change-start text:change-id="ct74832448"/><text:span text:style-name="T4">member.fax</text:span><text:change-end text:change-id="ct74832448"/><text:span text:style-name="T4"><text:tab/></text:span></text:p>
      <text:p text:style-name="P21"><text:span text:style-name="T2">Website</text:span>: <text:span text:style-name="T4"><text:s text:c="2"/></text:span><text:change-start text:change-id="ct93444416"/><text:span text:style-name="T4">member.website</text:span><text:change-end text:change-id="ct93444416"/><text:span text:style-name="T4"><text:tab/> <text:s text:c="21"/><text:tab/></text:span></text:p>
      <text:p text:style-name="P19"><text:span text:style-name="T2">Contact</text:span>: <text:span text:style-name="T4"><text:s text:c="2"/></text:span><text:change-start text:change-id="ct92343152"/><text:span text:style-name="T4">member.agdirect</text:span><text:change-end text:change-id="ct92343152"/><text:span text:style-name="T4"> <text:s/><text:tab/></text:span><text:span text:style-name="T8"> </text:span><text:span text:style-name="T2">Title</text:span>: <text:change-start text:change-id="ct92436576"/><text:span text:style-name="T4"><text:s/></text:span><text:change-end text:change-id="ct92436576"/><text:span text:style-name="T4"><text:s/></text:span><text:change-start text:change-id="ct92437312"/><text:span text:style-name="T4">member.agdirect_title</text:span><text:change-end text:change-id="ct92437312"/><text:span text:style-name="T4"><text:tab/></text:span></text:p>
      <text:p text:style-name="P20"><text:span text:style-name="T2">Email</text:span>: <text:span text:style-name="T4"><text:s/></text:span><text:change-start text:change-id="ct75337312"/><text:span text:style-name="T4">member.email</text:span><text:change-end text:change-id="ct75337312"/><text:span text:style-name="T4"> <text:s/><text:tab/></text:span> <text:span text:style-name="T2">Direct Phone:</text:span> <text:change-start text:change-id="ct74777248"/><text:span text:style-name="T4"><text:s/>member.dirphone</text:span><text:change-end text:change-id="ct74777248"/><text:span text:style-name="T4"><text:tab/></text:span></text:p>
      <text:p text:style-name="P17"><text:span text:style-name="T22">If mailing address is different than your physical address, please include it here:<text:line-break/></text:span><text:span text:style-name="T27"> </text:span><text:change-start text:change-id="ct86052336"/><text:span text:style-name="T27">member.mailing_street</text:span><text:change-end text:change-id="ct86052336"/><text:span text:style-name="T27">, </text:span><text:change-start text:change-id="ct89707888"/><text:span text:style-name="T27">member.mailing_city</text:span><text:change-end text:change-id="ct89707888"/><text:span text:style-name="T27">, </text:span><text:change-start text:change-id="ct78178144"/><text:span text:style-name="T27">member.mailing_postal_code</text:span><text:change-end text:change-id="ct78178144"/><text:span text:style-name="T20"> <text:tab/> <text:s text:c="120"/></text:span></text:p>
      <text:p text:style-name="P16">Does your agency deliver a Family Resource Program (FRP)? (yes or no)<text:span text:style-name="T4"><text:tab/></text:span><text:change-start text:change-id="ct92342480"/><text:span text:style-name="T6">member.format_is_frp</text:span><text:change-end text:change-id="ct92342480"/><text:span text:style-name="T4"><text:tab/></text:span></text:p>
      <text:p text:style-name="P18"><text:span text:style-name="T2">If YES, please provide the name of your main FRP Site: </text:span><text:span text:style-name="T4"><text:s/><text:tab/></text:span><text:change-start text:change-id="ct93445200"/><text:span text:style-name="T4">member.frp_name</text:span><text:change-end text:change-id="ct93445200"/><text:span text:style-name="T4"><text:tab/></text:span></text:p>
      <text:p text:style-name="P12">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6" text:outline-level="2">Membership Type:</text:h>
          </table:table-cell>
          <table:table-cell table:style-name="Table6.A1" office:value-type="string">
            <text:h text:style-name="P46" text:outline-level="2"/>
          </table:table-cell>
          <table:table-cell table:style-name="Table6.A1" office:value-type="string">
            <text:h text:style-name="P46" text:outline-level="2"/>
          </table:table-cell>
          <table:table-cell table:style-name="Table6.D1" office:value-type="string">
            <text:h text:style-name="P46" text:outline-level="2"/>
          </table:table-cell>
          <table:table-cell table:style-name="Table6.A1" office:value-type="string">
            <text:h text:style-name="P46" text:outline-level="2">Payment Options:</text:h>
          </table:table-cell>
        </table:table-row>
        <table:table-row table:style-name="Table6.2">
          <table:table-cell table:style-name="Table6.A2" office:value-type="string">
            <text:p text:style-name="Standard"><text:span text:style-name="T24"><office:annotation><dc:creator>Unknown Author</dc:creator><dc:date>2013-07-23T17:45:08</dc:date><text:p text:style-name="P52"><text:span text:style-name="T30">do table if member.membership_type == 'bc-only'</text:span></text:p></office:annotation></text:span><text:span text:style-name="T28">☑</text:span><text:span text:style-name="T23"> </text:span><text:span text:style-name="T21">BC Only Membership (FRP-BC)</text:span></text:p>
          </table:table-cell>
          <table:table-cell table:style-name="Table6.A2" office:value-type="string">
            <text:p text:style-name="P7">$60.00 <text:s/><text:span text:style-name="T4"><text:s text:c="19"/></text:span></text:p>
          </table:table-cell>
          <table:table-cell table:style-name="Table6.A2" table:number-rows-spanned="3" office:value-type="string">
            <text:p text:style-name="P2"/>
          </table:table-cell>
          <table:table-cell table:style-name="Table6.D2" table:number-rows-spanned="3" office:value-type="string">
            <text:p text:style-name="P2"/>
          </table:table-cell>
          <table:table-cell table:style-name="Table6.A2" table:number-rows-spanned="3" office:value-type="string">
            <text:p text:style-name="P3">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4"><text:s text:c="4"/>Card No.: <text:span text:style-name="T4"><text:s text:c="92"/></text:span></text:p>
            <text:p text:style-name="P4"><text:s text:c="4"/>Expiry: mm/dd <text:s/><text:span text:style-name="T4"><text:s text:c="21"/></text:span><text:s text:c="2"/>/ <text:s/><text:span text:style-name="T4"><text:s text:c="26"/></text:span></text:p>
            <text:p text:style-name="P4"><text:s text:c="4"/>Cardholder Name: <text:span text:style-name="T4"><text:s text:c="78"/></text:span></text:p>
            <text:p text:style-name="P4"><text:s text:c="4"/>Signature: <text:span text:style-name="T4"><text:s text:c="91"/></text:span></text:p>
            <text:p text:style-name="P4"><text:span text:style-name="T2">Cheque:</text:span> <text:span text:style-name="T4"><text:s text:c="12"/></text:span><text:s text:c="10"/><text:span text:style-name="T2">Make cheques payable to:</text:span></text:p>
            <text:p text:style-name="P51"><text:span text:style-name="T16">BC Association of Family Resource Programs<text:line-break/></text:span><text:span text:style-name="T18">Unit #104 – 13771, 72A <text:s/>Ave, Surrey, BC V3W 9C6<text:line-break/>Phone: 778-590-0045 <text:s/>Fax: 778-590-0441 <text:s/>www.frpbc.ca</text:span></text:p>
          </table:table-cell>
        </table:table-row>
        <table:table-row>
          <table:table-cell table:style-name="Table6.A2" office:value-type="string">
            <text:p text:style-name="P6"><text:span text:style-name="T29">□</text:span><text:span text:style-name="T25"> </text:span>Joint Membership <text:line-break/> <text:s text:c="3"/>(FRP-BC &amp; FRP Canada)</text:p>
          </table:table-cell>
          <table:table-cell table:style-name="Table6.A2" office:value-type="string">
            <text:p text:style-name="P7">$150.00 <text:s/><text:span text:style-name="T4"><text:s text:c="19"/></text:span></text:p>
          </table:table-cell>
          <table:covered-table-cell/>
          <table:covered-table-cell/>
          <table:covered-table-cell/>
        </table:table-row>
        <table:table-row>
          <table:table-cell table:style-name="Table6.A2" table:number-columns-spanned="2" office:value-type="string">
            <text:p text:style-name="P8"/>
            <text:p text:style-name="P4">Joint memberships are paid to FRP-BC. FRP Canada will be contacted on your behalf to ensure your Joint Membership is updated. You will have a different membership number for each association and separate receipts.</text:p>
            <text:p text:style-name="P5">Thank you for your continued support!</text:p>
          </table:table-cell>
          <table:covered-table-cell/>
          <table:covered-table-cell/>
          <table:covered-table-cell/>
          <table:covered-table-cell/>
        </table:table-row>
      </table:table>
      <text:p text:style-name="P1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46" text:outline-level="2">Membership Type:</text:h>
          </table:table-cell>
          <table:table-cell table:style-name="Table2.A1" office:value-type="string">
            <text:h text:style-name="P46" text:outline-level="2"/>
          </table:table-cell>
          <table:table-cell table:style-name="Table2.A1" office:value-type="string">
            <text:h text:style-name="P46" text:outline-level="2"/>
          </table:table-cell>
          <table:table-cell table:style-name="Table2.D1" office:value-type="string">
            <text:h text:style-name="P46" text:outline-level="2"/>
          </table:table-cell>
          <table:table-cell table:style-name="Table2.A1" office:value-type="string">
            <text:h text:style-name="P46" text:outline-level="2">Payment Options:</text:h>
          </table:table-cell>
        </table:table-row>
        <table:table-row>
          <table:table-cell table:style-name="Table2.A2" office:value-type="string">
            <text:p text:style-name="P6"><text:span text:style-name="T29">□</text:span><text:span text:style-name="T28"> </text:span>BC Only Membership (FRP-BC)<office:annotation><dc:creator>Vlad Orlenko</dc:creator><dc:date>2013-07-24T15:28:16</dc:date><text:p text:style-name="P52"><text:span text:style-name="T30">do table if member.membership_type == 'joint'</text:span></text:p></office:annotation></text:p>
          </table:table-cell>
          <table:table-cell table:style-name="Table2.A2" office:value-type="string">
            <text:p text:style-name="P7">$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3">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4"><text:s text:c="4"/>Card No.: <text:span text:style-name="T4"><text:s text:c="92"/></text:span></text:p>
            <text:p text:style-name="P4"><text:s text:c="4"/>Expiry: mm/dd <text:s/><text:span text:style-name="T4"><text:s text:c="21"/></text:span><text:s text:c="2"/>/ <text:s/><text:span text:style-name="T4"><text:s text:c="26"/></text:span></text:p>
            <text:p text:style-name="P4"><text:s text:c="4"/>Cardholder Name: <text:span text:style-name="T4"><text:s text:c="78"/></text:span></text:p>
            <text:p text:style-name="P4"><text:s text:c="4"/>Signature: <text:span text:style-name="T4"><text:s text:c="91"/></text:span></text:p>
            <text:p text:style-name="P4"><text:span text:style-name="T2">Cheque:</text:span> <text:span text:style-name="T4"><text:s text:c="12"/></text:span><text:s text:c="10"/><text:span text:style-name="T2">Make cheques payable to:</text:span></text:p>
            <text:p text:style-name="P51"><text:span text:style-name="T16">BC Association of Family Resource Programs<text:line-break/></text:span><text:span text:style-name="T18">Unit #104 – 13771, 72A <text:s/>Ave, Surrey, BC V3W 9C6<text:line-break/>Phone: 778-590-0045 <text:s/>Fax: 778-590-0441 <text:s/>www.frpbc.ca</text:span></text:p>
          </table:table-cell>
        </table:table-row>
        <table:table-row>
          <table:table-cell table:style-name="Table2.A2" office:value-type="string">
            <text:p text:style-name="P6"><text:span text:style-name="T28">☑ </text:span>Joint Membership <text:line-break/> <text:s text:c="3"/>(FRP-BC &amp; FRP Canada)</text:p>
          </table:table-cell>
          <table:table-cell table:style-name="Table2.A2" office:value-type="string">
            <text:p text:style-name="P7">$150.00</text:p>
          </table:table-cell>
          <table:covered-table-cell/>
          <table:covered-table-cell/>
          <table:covered-table-cell/>
        </table:table-row>
        <table:table-row>
          <table:table-cell table:style-name="Table2.A2" table:number-columns-spanned="2" office:value-type="string">
            <text:p text:style-name="P8"/>
            <text:p text:style-name="P4">Joint memberships are paid to FRP-BC. FRP Canada will be contacted on your behalf to ensure your Joint Membership is updated. You will have a different membership number for each association and separate receipts.</text:p>
            <text:p text:style-name="P5">Thank you for your continued support!</text:p>
          </table:table-cell>
          <table:covered-table-cell/>
          <table:covered-table-cell/>
          <table:covered-table-cell/>
          <table:covered-table-cell/>
        </table:table-row>
      </table:table>
      <text:p text:style-name="P9"><text:change-start text:change-id="ct90047040"/><text:span text:style-name="T26">member.agency</text:span><text:change-end text:change-id="ct90047040"/><text:span text:style-name="T12"> </text:span></text:p>
      <text:p text:style-name="P10">Family Resource Programs Location List</text:p>
      <text:section text:style-name="Sect1" text:name="Location">
        <text:p text:style-name="P11"><office:annotation><dc:creator>Vlad Orlenko</dc:creator><dc:date>2012-11-01T16:38:06</dc:date><text:p text:style-name="P52"><text:span text:style-name="T3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4"><text:span text:style-name="T3">FRP Name</text:span><text:span text:style-name="T11">: </text:span><text:span text:style-name="T7"><text:s/></text:span><text:change-start text:change-id="ct92275040"/><text:span text:style-name="T7">location.frp_program_name</text:span><text:change-end text:change-id="ct92275040"/><text:span text:style-name="T7"> <text:s text:c="101"/></text:span></text:p>
            </table:table-cell>
            <table:covered-table-cell/>
          </table:table-row>
          <table:table-row table:style-name="Table1.1">
            <table:table-cell table:style-name="Table1.A1" table:number-columns-spanned="2" office:value-type="string">
              <text:p text:style-name="P30"><text:span text:style-name="T3">Physical Address</text:span><text:span text:style-name="T11">: </text:span><text:span text:style-name="T7"><text:s/></text:span><text:change-start text:change-id="ct92747488"/><text:span text:style-name="T7">location.street</text:span><text:change-end text:change-id="ct92747488"/><text:span text:style-name="T7">, </text:span><text:change-start text:change-id="ct89968384"/><text:span text:style-name="T7">location.city</text:span><text:change-end text:change-id="ct89968384"/><text:span text:style-name="T14"><text:tab/> </text:span></text:p>
            </table:table-cell>
            <table:covered-table-cell/>
          </table:table-row>
          <table:table-row table:style-name="Table1.1">
            <table:table-cell table:style-name="Table1.A1" office:value-type="string">
              <text:p text:style-name="P29"><text:span text:style-name="T3">Prov</text:span><text:span text:style-name="T11">.: </text:span><text:span text:style-name="T7"><text:s/></text:span><text:change-start text:change-id="ct89437424"/><text:span text:style-name="T7">location.province</text:span><text:change-end text:change-id="ct89437424"/><text:span text:style-name="T7"> </text:span><text:span text:style-name="T14"><text:tab/></text:span></text:p>
            </table:table-cell>
            <table:table-cell table:style-name="Table1.A1" office:value-type="string">
              <text:p text:style-name="P40"><text:span text:style-name="T3">Postal Code</text:span><text:span text:style-name="T11">: </text:span><text:span text:style-name="T7"><text:s/></text:span><text:change-start text:change-id="ct89436928"/><text:span text:style-name="T7">location.postal_code</text:span><text:change-end text:change-id="ct89436928"/><text:span text:style-name="T7"><text:tab/></text:span></text:p>
            </table:table-cell>
          </table:table-row>
          <table:table-row table:style-name="Table1.1">
            <table:table-cell table:style-name="Table1.A1" table:number-columns-spanned="2" office:value-type="string">
              <text:p text:style-name="P30"><text:span text:style-name="T3">Mailing Address</text:span><text:span text:style-name="T13">: </text:span><text:span text:style-name="T7"><text:s/></text:span><text:change-start text:change-id="ct89727712"/><text:span text:style-name="T7">location.mailing_street</text:span><text:change-end text:change-id="ct89727712"/><text:span text:style-name="T7">, </text:span><text:change-start text:change-id="ct89594096"/><text:span text:style-name="T7">lo</text:span><text:change-end text:change-id="ct89594096"/><text:change-start text:change-id="ct89001024"/><text:span text:style-name="T7">cation.mailing_city</text:span><text:change-end text:change-id="ct89001024"/><text:span text:style-name="T14"><text:tab/> <text:s/></text:span></text:p>
            </table:table-cell>
            <table:covered-table-cell/>
          </table:table-row>
          <table:table-row table:style-name="Table1.1">
            <table:table-cell table:style-name="Table1.A1" office:value-type="string">
              <text:p text:style-name="P31"><text:span text:style-name="T3">Prov</text:span><text:span text:style-name="T11">.: </text:span><text:span text:style-name="T7"><text:s/></text:span><text:change-start text:change-id="ct89456720"/><text:span text:style-name="T7">location.mailing_province</text:span><text:change-end text:change-id="ct89456720"/><text:span text:style-name="T7"> </text:span><text:span text:style-name="T14"><text:tab/></text:span></text:p>
            </table:table-cell>
            <table:table-cell table:style-name="Table1.A1" office:value-type="string">
              <text:p text:style-name="P43"><text:span text:style-name="T3">Postal Code</text:span><text:span text:style-name="T13">: </text:span><text:span text:style-name="T5"><text:s/></text:span><text:change-start text:change-id="ct78172528"/><text:span text:style-name="T5">location.mailing_postal_code</text:span><text:change-end text:change-id="ct78172528"/><text:span text:style-name="T7"> <text:tab/></text:span></text:p>
            </table:table-cell>
          </table:table-row>
          <table:table-row table:style-name="Table1.1">
            <table:table-cell table:style-name="Table1.A1" office:value-type="string">
              <text:p text:style-name="P27"><text:span text:style-name="T3">Phone</text:span><text:span text:style-name="T11">: </text:span><text:span text:style-name="T7"><text:s/></text:span><text:change-start text:change-id="ct75510960"/><text:span text:style-name="T7">location.phone</text:span><text:change-end text:change-id="ct75510960"/><text:span text:style-name="T14"><text:tab/></text:span></text:p>
            </table:table-cell>
            <table:table-cell table:style-name="Table1.A1" office:value-type="string">
              <text:p text:style-name="P41"><text:span text:style-name="T3">Fax</text:span><text:span text:style-name="T11">: </text:span><text:span text:style-name="T7"><text:s/></text:span><text:change-start text:change-id="ct86057936"/><text:span text:style-name="T7">location.fax</text:span><text:change-end text:change-id="ct86057936"/><text:span text:style-name="T7"><text:tab/></text:span></text:p>
            </table:table-cell>
          </table:table-row>
          <table:table-row table:style-name="Table1.1">
            <table:table-cell table:style-name="Table1.A1" table:number-columns-spanned="2" office:value-type="string">
              <text:p text:style-name="P45"><text:span text:style-name="T3">Website</text:span><text:span text:style-name="T11">:</text:span><text:change-start text:change-id="ct89000416"/><text:span text:style-name="T11"> </text:span><text:change-end text:change-id="ct89000416"/><text:span text:style-name="T7"><text:s/></text:span><text:change-start text:change-id="ct89889392"/><text:span text:style-name="T7">location.website</text:span><text:change-end text:change-id="ct89889392"/><text:span text:style-name="T7"><text:tab/> <text:s text:c="7"/></text:span></text:p>
            </table:table-cell>
            <table:covered-table-cell/>
          </table:table-row>
          <table:table-row table:style-name="Table1.1">
            <table:table-cell table:style-name="Table1.A1" office:value-type="string">
              <text:p text:style-name="P28"><text:span text:style-name="T3">Main Contact</text:span><text:span text:style-name="T11">: </text:span><text:span text:style-name="T7"><text:s/></text:span><text:change-start text:change-id="ct92843888"/><text:span text:style-name="T7">location.main_contact.contact_name</text:span><text:change-end text:change-id="ct92843888"/><text:span text:style-name="T7"><text:tab/></text:span></text:p>
            </table:table-cell>
            <table:table-cell table:style-name="Table1.A1" office:value-type="string">
              <text:p text:style-name="P42"><text:span text:style-name="T3">Title</text:span><text:span text:style-name="T11">: </text:span><text:span text:style-name="T7"><text:s/></text:span><text:change-start text:change-id="ct75511744"/><text:span text:style-name="T7">location.main_contact.contact_position</text:span><text:change-end text:change-id="ct75511744"/><text:span text:style-name="T14"><text:tab/></text:span></text:p>
            </table:table-cell>
          </table:table-row>
          <table:table-row table:style-name="Table1.1">
            <table:table-cell table:style-name="Table1.A1" table:number-columns-spanned="2" office:value-type="string">
              <text:p text:style-name="P32"><text:span text:style-name="T3">Email</text:span><text:span text:style-name="T11">: </text:span><text:span text:style-name="T7"><text:s/></text:span><text:change-start text:change-id="ct92799312"/><text:span text:style-name="T7">location.main_contact.contact_email</text:span><text:change-end text:change-id="ct9279931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5"><text:span text:style-name="T2">Additi</text:span><text:span text:style-name="T2"><office:annotation><dc:creator>Vlad Orlenko</dc:creator><dc:date>2012-11-01T16:23:40</dc:date><text:p text:style-name="P52"><text:span text:style-name="T32">do table for contact <text:s/>in location.extra_contacts</text:span></text:p></office:annotation></text:span><text:span text:style-name="T2">onal Contact</text:span>: <text:span text:style-name="T4"><text:s/></text:span><text:change-start text:change-id="ct90074272"/><text:span text:style-name="T4">contact.contact_name</text:span><text:change-end text:change-id="ct90074272"/><text:span text:style-name="T7"><text:tab/></text:span></text:p>
            </table:table-cell>
            <table:table-cell table:style-name="Table7.A1" office:value-type="string">
              <text:p text:style-name="P36"><text:span text:style-name="T2">Title</text:span>: <text:span text:style-name="T4"><text:s/></text:span><text:change-start text:change-id="ct78171616"/><text:span text:style-name="T4">contact.contact_position</text:span><text:change-end text:change-id="ct78171616"/><text:span text:style-name="T4"> <text:s text:c="72"/></text:span></text:p>
            </table:table-cell>
          </table:table-row>
          <text:soft-page-break/>
          <table:table-row table:style-name="Table7.1">
            <table:table-cell table:style-name="Table7.A1" table:number-columns-spanned="2" office:value-type="string">
              <text:p text:style-name="P37"><text:span text:style-name="T2">Email</text:span>: <text:span text:style-name="T4"><text:s/></text:span><text:change-start text:change-id="ct92799664"/><text:span text:style-name="T4">contact.contact_email</text:span><text:change-end text:change-id="ct92799664"/><text:span text:style-name="T14"><text:tab/> <text:s text:c="8"/></text:span></text:p>
            </table:table-cell>
            <table:covered-table-cell/>
          </table:table-row>
        </table:table>
        <text:p text:style-name="P33"><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4"><text:change-start text:change-id="ct89890384"/>day.name<text:change-end text:change-id="ct89890384"/><office:annotation><dc:creator>Vlad Orlenko</dc:creator><dc:date>2012-11-01T16:40:36</dc:date><text:p text:style-name="P52"><text:span text:style-name="T31">do row for day in location.days_of_operations</text:span></text:p></office:annotation></text:p>
            </table:table-cell>
            <table:table-cell table:style-name="Table8.A1" office:value-type="string">
              <text:p text:style-name="P38"><text:s/><text:change-start text:change-id="ct89728544"/>day.formatted_hours<text:change-end text:change-id="ct89728544"/><text:span text:style-name="T15"><text:tab/></text:span></text:p>
            </table:table-cell>
          </table:table-row>
        </table:table>
        <text:p text:style-name="P13"/>
        <text:p text:style-name="P15"/>
      </text:section>
      <text:section text:style-name="Sect1" text:name="Notes">
        <text:h text:style-name="Heading_20_2" text:outline-level="2">Notes:</text:h>
      </text:section>
      <text:p text:style-name="P14"><text:change-start text:change-id="ct74891008"/>format_is_frp<text:change-end text:change-id="ct74891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2-24T01:17:13.492548750</dc:date>
    <meta:editing-duration>PT14H50M59S</meta:editing-duration>
    <meta:editing-cycles>72</meta:editing-cycles>
    <meta:generator>LibreOffice/4.2.7.2$Linux_X86_64 LibreOffice_project/420m0$Build-2</meta:generator>
    <meta:document-statistic meta:table-count="6" meta:image-count="1" meta:object-count="0" meta:page-count="4" meta:paragraph-count="72" meta:word-count="417" meta:character-count="4515" meta:non-whitespace-character-count="2900"/>
  </office:meta>
</office:document-meta>
</file>